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Table" style:list-style-name="L1"/>
    <style:style style:name="P9" style:family="paragraph" style:parent-style-name="UrbanTable" style:list-style-name="L2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9">do text if not len(self.getApplicants()) &gt; 1</text:span></text:p><text:p text:style-name="P10"><text:span text:style-name="T10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9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9">do text</text:span></text:p><text:p text:style-name="P10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7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8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Certificat d'urbanisme n°1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10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3727243542" text:style-name="L1">
              <text:list-item>
                <text:p text:style-name="P8"><office:annotation><dc:creator>Gauthier Bastien</dc:creator><dc:date>2011-01-03T12:18:15</dc:date><text:p text:style-name="P10"><text:span text:style-name="T12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2">do text</text:span></text:p><text:p text:style-name="P10"><text:span text:style-name="T12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4652455311" text:style-name="L2">
              <text:list-item>
                <text:p text:style-name="P9"><office:annotation><dc:creator>Gauthier Bastien</dc:creator><dc:date>2011-01-03T12:18:15</dc:date><text:p text:style-name="P10"><text:span text:style-name="T12">do row for elt in self.getSpecificFeaturesForTemplate(township=True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9">do text</text:span></text:p><text:p text:style-name="P10"><text:span text:style-name="T9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0"><text:span text:style-name="T11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11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0"><text:span text:style-name="T11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0"><text:span text:style-name="T11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11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0"><text:span text:style-name="T11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0"><text:span text:style-name="T11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11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0"><text:span text:style-name="T11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0"><text:span text:style-name="T11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0"><text:span text:style-name="T11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0"><text:span text:style-name="T11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0"><text:span text:style-name="T11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0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10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9">do text</text:span></text:p><text:p text:style-name="P10"><text:span text:style-name="T10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4-19T10:36:58</dc:date>
    <dc:creator>Simon Delcourt</dc:creator>
    <meta:editing-duration>P1DT1H19M43S</meta:editing-duration>
    <meta:editing-cycles>112</meta:editing-cycles>
    <meta:generator>LibreOffice/3.5$Linux_x86 LibreOffice_project/350m1$Build-202</meta:generator>
    <meta:document-statistic meta:table-count="2" meta:image-count="0" meta:object-count="0" meta:page-count="2" meta:paragraph-count="42" meta:word-count="425" meta:character-count="3141" meta:non-whitespace-character-count="2790"/>
  </office:meta>
</office:document-meta>
</file>